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7edd3" officeooo:paragraph-rsid="0017edd3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officeooo:rsid="0019b599" style:font-weight-asian="bold" style:font-weight-complex="bold"/>
    </style:style>
    <style:style style:name="T5" style:family="text">
      <style:text-properties officeooo:rsid="0019b599"/>
    </style:style>
    <style:style style:name="T6" style:family="text">
      <style:text-properties style:text-underline-style="dotted" style:text-underline-width="bold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7</text:p>
      <text:p text:style-name="P1">Bases de Datos – Modelo Relacional</text:p>
      <text:p text:style-name="P1">Jhonal Roca</text:p>
      <text:p text:style-name="P1"/>
      <text:p text:style-name="P1">Transformacion de Entidades Debiles</text:p>
      <text:p text:style-name="P1"/>
      <text:p text:style-name="P1"/>
      <text:p text:style-name="P1">Ejercicio 1:<text:line-break/><text:line-break/>Empleados (<text:span text:style-name="T1">#id</text:span><text:span text:style-name="T2">, </text:span><text:span text:style-name="T3">dni</text:span><text:span text:style-name="T2">, nombre, fechaNac, edad-d*</text:span>)</text:p>
      <text:p text:style-name="P1"/>
      <text:p text:style-name="P1">Emails (<text:span text:style-name="T1">#id­_empleado</text:span><text:span text:style-name="T2">, </text:span><text:span text:style-name="T4">#</text:span><text:span text:style-name="T1">email</text:span>)</text:p>
      <text:p text:style-name="P1"><text:tab/>id_empleado → Empleados <text:span text:style-name="T5">(not null, </text:span>BR:MC)</text:p>
      <text:p text:style-name="P1"/>
      <text:p text:style-name="P1">Telefonos (<text:span text:style-name="T1">#id­_empleado</text:span><text:span text:style-name="T2">, </text:span><text:span text:style-name="T4">#telefono</text:span>)</text:p>
      <text:p text:style-name="P1"><text:tab/>id_empleado → Empleados <text:span text:style-name="T5">(not null, </text:span>BR:MC)</text:p>
      <text:p text:style-name="P1"/>
      <text:p text:style-name="P1">Vehiculos (<text:span text:style-name="T1">#id</text:span>, <text:span text:style-name="T6">id_empleado</text:span>, modelo, tipo, marca, matricula)</text:p>
      <text:p text:style-name="P1"><text:tab/>id_empleado → Empleados <text:span text:style-name="T5">(not null, </text:span>BC:MC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31:03.963689700</meta:creation-date>
    <dc:date>2025-11-21T09:50:46.516792500</dc:date>
    <meta:editing-duration>PT7M28S</meta:editing-duration>
    <meta:editing-cycles>1</meta:editing-cycles>
    <meta:document-statistic meta:table-count="0" meta:image-count="0" meta:object-count="0" meta:page-count="1" meta:paragraph-count="11" meta:word-count="52" meta:character-count="406" meta:non-whitespace-character-count="360"/>
    <meta:generator>LibreOffice/25.8.2.2$Windows_X86_64 LibreOffice_project/d401f2107ccab8f924a8e2df40f573aab7605b6f</meta:generator>
  </office:meta>
</office:document-meta>
</file>